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c64f" officeooo:paragraph-rsid="0008c64f"/>
    </style:style>
    <style:style style:name="P2" style:family="paragraph" style:parent-style-name="Standard">
      <style:text-properties officeooo:rsid="0008c64f" officeooo:paragraph-rsid="000a6b19"/>
    </style:style>
    <style:style style:name="P3" style:family="paragraph" style:parent-style-name="Standard">
      <style:text-properties officeooo:rsid="0008c64f" officeooo:paragraph-rsid="000cc2bd"/>
    </style:style>
    <style:style style:name="P4" style:family="paragraph" style:parent-style-name="Standard">
      <style:text-properties officeooo:rsid="0008ed1a" officeooo:paragraph-rsid="0008ed1a"/>
    </style:style>
    <style:style style:name="P5" style:family="paragraph" style:parent-style-name="Standard">
      <style:text-properties officeooo:rsid="000a6b19" officeooo:paragraph-rsid="000a6b19"/>
    </style:style>
    <style:style style:name="P6" style:family="paragraph" style:parent-style-name="Standard">
      <style:text-properties officeooo:rsid="000be4c5" officeooo:paragraph-rsid="000be4c5"/>
    </style:style>
    <style:style style:name="P7" style:family="paragraph" style:parent-style-name="Standard">
      <style:text-properties officeooo:rsid="000cc2bd" officeooo:paragraph-rsid="000cc2bd"/>
    </style:style>
    <style:style style:name="P8" style:family="paragraph" style:parent-style-name="Standard">
      <style:text-properties style:use-window-font-color="true" officeooo:rsid="000e4332" officeooo:paragraph-rsid="000e4332"/>
    </style:style>
    <style:style style:name="P9" style:family="paragraph" style:parent-style-name="Standard">
      <style:text-properties style:use-window-font-color="true" officeooo:rsid="000cc2bd" officeooo:paragraph-rsid="000cc2bd"/>
    </style:style>
    <style:style style:name="P10" style:family="paragraph" style:parent-style-name="Standard">
      <style:text-properties style:use-window-font-color="true" fo:font-style="normal" officeooo:rsid="000cc2bd" officeooo:paragraph-rsid="000cc2bd" style:font-style-asian="normal" style:font-style-complex="normal"/>
    </style:style>
    <style:style style:name="T1" style:family="text">
      <style:text-properties style:text-position="super 58%"/>
    </style:style>
    <style:style style:name="T2" style:family="text">
      <style:text-properties style:text-position="0% 100%"/>
    </style:style>
    <style:style style:name="T3" style:family="text">
      <style:text-properties officeooo:rsid="0008ed1a"/>
    </style:style>
    <style:style style:name="T4" style:family="text">
      <style:text-properties officeooo:rsid="000a6b19"/>
    </style:style>
    <style:style style:name="T5" style:family="text">
      <style:text-properties officeooo:rsid="000a9e0f"/>
    </style:style>
    <style:style style:name="T6" style:family="text">
      <style:text-properties officeooo:rsid="000cc2bd"/>
    </style:style>
    <style:style style:name="T7" style:family="text">
      <style:text-properties fo:font-style="italic" style:font-style-asian="italic" style:font-style-complex="italic"/>
    </style:style>
    <style:style style:name="T8" style:family="text">
      <style:text-properties fo:font-style="italic" officeooo:rsid="0008ed1a" style:font-style-asian="italic" style:font-style-complex="italic"/>
    </style:style>
    <style:style style:name="T9" style:family="text">
      <style:text-properties fo:font-style="italic" officeooo:rsid="000a6b19"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0e4332"/>
    </style:style>
    <style:style style:name="T12" style:family="text">
      <style:text-properties fo:font-variant="normal" fo:text-transform="none" fo:color="#333333" style:font-name="Times New Roman" fo:font-size="12pt" fo:letter-spacing="normal" fo:font-style="normal" fo:font-weight="normal" style:font-style-asian="normal" style:font-style-complex="normal"/>
    </style:style>
    <style:style style:name="T13" style:family="text">
      <style:text-properties fo:font-variant="normal" fo:text-transform="none" fo:color="#333333" style:font-name="Times New Roman" fo:font-size="12pt" fo:letter-spacing="normal" fo:font-style="italic" fo:font-weight="normal" style:font-style-asian="normal" style:font-style-complex="normal"/>
    </style:style>
    <style:style style:name="T14" style:family="text">
      <style:text-properties fo:font-variant="normal" fo:text-transform="none" style:font-name="Times New Roman" fo:font-size="12pt" fo:letter-spacing="normal" fo:font-style="normal" fo:font-weight="normal" style:font-style-asian="normal" style:font-style-complex="normal"/>
    </style:style>
    <style:style style:name="T15" style:family="text">
      <style:text-properties fo:font-variant="normal" fo:text-transform="none" style:font-name="Times New Roman" fo:font-size="12pt" fo:letter-spacing="normal" fo:font-style="italic" fo:font-weight="normal" style:font-style-asian="normal" style:font-style-complex="normal"/>
    </style:style>
    <style:style style:name="T16" style:family="text">
      <style:text-properties fo:color="#333333" style:font-name="Times New Roman" fo:font-size="12pt" fo:letter-spacing="normal" fo:font-style="italic" fo:font-weight="normal" style:font-style-asian="normal" style:font-style-complex="normal"/>
    </style:style>
    <style:style style:name="T17" style:family="text">
      <style:text-properties style:font-name="Times New Roman" fo:font-size="12pt" fo:letter-spacing="normal" fo:font-style="italic" fo:font-weight="normal" style:font-style-asian="normal" style:font-style-complex="normal"/>
    </style:style>
    <style:style style:name="T18" style:family="text">
      <style:text-properties style:use-window-font-color="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KY CS 378 – HW6</text:p>
      <text:p text:style-name="P1">Dr. Truszczynski</text:p>
      <text:p text:style-name="P1">Shane T. Flanagan</text:p>
      <text:p text:style-name="P1">April 21<text:span text:style-name="T1">st</text:span>, 2019</text:p>
      <text:p text:style-name="P1"/>
      <text:p text:style-name="P1">Abstract: </text:p>
      <text:p text:style-name="P3">This report will contain information about homework 6 for Introduction to Cryptology at the University of Kentucky, instructed by Dr. Mirek Truszczynski. This report will list main components of the modules for an RSA cryptosystem, describe how the program was tested, and how the correctness was verified. Lastly, the report will also go into depth about issues that were confronted and how they were overcame.</text:p>
      <text:p text:style-name="P1"/>
      <text:p text:style-name="P1">Major Components:</text:p>
      <text:p text:style-name="P2">The main components of this program are in three different python files: <text:span text:style-name="T8">module1.py</text:span><text:span text:style-name="T3">, </text:span><text:span text:style-name="T8">module2.py</text:span><text:span text:style-name="T3">, and </text:span><text:span text:style-name="T8">module3.py</text:span>. <text:span text:style-name="T4">I went with three different files so that the user can step through the process a module at a time and also so that it can clearly be seen that only the public information is used when it should be in module2. This helps watch the message go through the process of being encrypted and decrypted. </text:span></text:p>
      <text:p text:style-name="P2"/>
      <text:p text:style-name="P2">The first file is <text:span text:style-name="T8">module1.py</text:span><text:span text:style-name="T3"> and is the key-setup module where the primes p and q are generated and where n is computed as the product of p and q. This is also where e is declared and verified that the GCD of e and phi(n) is one and the decryption integer d is computed. The information is then printed to their respective files. Integers n and e are put in the </text:span><text:span text:style-name="T8">public_key</text:span><text:span text:style-name="T3"> file and primes p, q, and d are printed to the </text:span><text:span text:style-name="T8">private_key</text:span><text:span text:style-name="T3"> file.</text:span></text:p>
      <text:p text:style-name="P4"/>
      <text:p text:style-name="P4">The second file is <text:span text:style-name="T7">module2.py</text:span> and is the encryption module. In this file, the message in <text:span text:style-name="T7">message.txt</text:span> is encrypted only utilizing the information available in public_key. The ciphertext c, is then computed as c = m^e (mod n) <text:span text:style-name="T4">and written to the file called ‘</text:span><text:span text:style-name="T9">ciphertext</text:span><text:span text:style-name="T4">’</text:span></text:p>
      <text:p text:style-name="P4"/>
      <text:p text:style-name="P5">The final file is <text:span text:style-name="T7">module3.py </text:span>and is where the decryption of the message occurs. This decryption is done only using the information in the ‘<text:span text:style-name="T7">ciphertext</text:span>’, ‘<text:span text:style-name="T7">public_key’</text:span>, and ‘<text:span text:style-name="T7">private_key</text:span>’ files. In this file the ciphertext is decrypted by reading in the ciphertext c, the decryption integer d, the modulus n, and computing the original message m = c^d (mod n).</text:p>
      <text:p text:style-name="P5"/>
      <text:p text:style-name="P5">These files fit together such that module1 generates the ‘public_key’ and ‘private_key’ files and is utilized by module2 to generate the encrypted message and print it to the file ‘ciphertext’. The last file, module2, then uses the information from ‘ciphertext’, ‘public_key’, and ‘private_key’ to compute the decrypted message and print it to the file ‘decrypted_message’.</text:p>
      <text:p text:style-name="P5"/>
      <text:p text:style-name="P5">Correctness:</text:p>
      <text:p text:style-name="P5">This program was analyzed for correctness in various ways. The most important portion of the program to verify for correctness was the key setup module. If any of the parts in this module were invalid then the whole process of encrypti<text:span text:style-name="T11">on </text:span>and <text:span text:style-name="T11">decryption</text:span> are incorrect <text:span text:style-name="T6">and/</text:span>or insecure. To verify correctness in the beginning, I made sure that the primes that were being generated were actual<text:span text:style-name="T6">ly </text:span>primes. I generated them at small bounds to make it easier to verify. I assumed that if I could generate <text:span text:style-name="T5">primes</text:span> at a respectable rate at a smaller scale, than it would match at a larger scale. <text:span text:style-name="T5">I also made sure that the modular inverse and modular exponentiation functions were computing integers correctly by printing what the values were, given the generated p and q, and comparing that with what I computed by hand. I also double checked using wolfram alpha. This is the same for modules 2 and 3 since they both utilize the modular exponentiation function as well. As for the program as a whole, I verified correctness by </text:span><text:soft-page-break/><text:span text:style-name="T5">keeping track of the values along the way and making sure that they were computed correctly and printed in the correct files. This is obviously tough for larger bounds like 100 to 200 digits so I shortened the bounds temporarily for verification purposes. </text:span></text:p>
      <text:p text:style-name="P5"/>
      <text:p text:style-name="P6">Problems:</text:p>
      <text:p text:style-name="P6">The problems that I encountered along the way were primarily in module1. I had trouble computing the decryption integer d because I was trying to use my original implementation of the extended euclidean algorithm. I tried using it with an exponent of negative one since this is just the inverse. This did not work for some reason so I decided to write a function dedicated to computing modular inverses that only takes two values: the number you want to find the inverse for, and the modulus (e and n respectively). Another problem that I encountered while trying to implement the RSA cryptosystem was prime generation. I wanted to make sure that the numbers were prime beyond a reasonable doubt so I started with the Miller-Rabin test. I could not get this test to work so I settled with the Fermat primality test and it has worked just fine. I haven’t had a case so far where the numbers were not prime. A more overarching issue that I encountered was whether or not the modules were supposed to be in the same file. It may be annoying to have to run three different files, one for each module. I stuck with three files because I find it useful to know that each module is only using a certain set of information limited by <text:span text:style-name="T6">whether the module is in the shoes of Bob (the receiver) or Alice (the sender).</text:span></text:p>
      <text:p text:style-name="P6"/>
      <text:p text:style-name="P7">Conclusion:</text:p>
      <text:p text:style-name="P7">Overall, this program was not extremely hard to get working correctly. The main challenges were testing for primality and implementing the algorithms correctly. <text:span text:style-name="T4">Algorithms that I used in the program were the Extended Euclidean Algorithm, the Fermat Primality Test. The Extended Euclidean Algorithm was used in the following forms: modular exponentiation, modular inverse, and recursive GCD. </text:span></text:p>
      <text:p text:style-name="P7"/>
      <text:p text:style-name="P7">Aside: </text:p>
      <text:p text:style-name="P7">The way to run this program is to run it a module at a time. Here is a step by step list of instructions to <text:span text:style-name="T18">run the program:</text:span></text:p>
      <text:p text:style-name="P9">1. Make sure that message.txt has been created and has the correct information in it. This should be a list of integers that the user wants encrypted.</text:p>
      <text:p text:style-name="P9">2. Use the command line to run the program as so: <text:span text:style-name="T7">python3 module1.py. </text:span><text:span text:style-name="T10">The following files should have been created: </text:span><text:span text:style-name="T7">public_key </text:span><text:span text:style-name="T10">&amp; </text:span><text:span text:style-name="T7">private_key.</text:span></text:p>
      <text:p text:style-name="P10">3. Use the command line to run the program as so: <text:span text:style-name="T7">python3 module2.py. </text:span>The <text:span text:style-name="T7">ciphertext</text:span> file should now have been created.</text:p>
      <text:p text:style-name="P9"><text:span text:style-name="T10">4. Use the command line to run the final module: </text:span><text:span text:style-name="T7">python3 module3.py</text:span><text:span text:style-name="T10">. The </text:span><text:span text:style-name="T7">decrypted_message</text:span><text:span text:style-name="T10"> should now have been created and look exactly like what is in </text:span><text:span text:style-name="T7">message.txt</text:span><text:span text:style-name="T10">.</text:span></text:p>
      <text:p text:style-name="P9"><text:span text:style-name="T10"/></text:p>
      <text:p text:style-name="P8"><text:span text:style-name="T10">Sources:</text:span></text:p>
      <text:p text:style-name="P8"><text:span text:style-name="T10"/></text:p>
      <text:p text:style-name="P8"><text:span text:style-name="T14">Textbook for our class.</text:span></text:p>
      <text:p text:style-name="P8"><text:span text:style-name="T14">Trappe, Wade, and Lawrence C. Washington. Introduction to Cryptography with Coding Theory. Pearson/Prentice Hall, 2006.</text:span></text:p>
      <text:p text:style-name="P8"><text:span text:style-name="T14"/></text:p>
      <text:p text:style-name="P8"><text:span text:style-name="T14">This website was only used for verification purposes.</text:span></text:p>
      <text:p text:style-name="P8"><text:span text:style-name="T14">“Alpha: Making the World's Knowledge Computable.” Wolfram, www.wolframalpha.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Georgia,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6:35:06.507836453</meta:creation-date>
    <dc:date>2019-04-21T17:53:50.543359426</dc:date>
    <meta:editing-duration>PT12M41S</meta:editing-duration>
    <meta:editing-cycles>2</meta:editing-cycles>
    <meta:generator>LibreOffice/6.0.7.3$Linux_X86_64 LibreOffice_project/00m0$Build-3</meta:generator>
    <meta:document-statistic meta:table-count="0" meta:image-count="0" meta:object-count="0" meta:page-count="2" meta:paragraph-count="29" meta:word-count="1075" meta:character-count="6335" meta:non-whitespace-character-count="5283"/>
  </office:meta>
</office:document-meta>
</file>